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5.308cm" style:rel-column-width="21845*"/>
    </style:style>
    <style:style style:name="asd.B" style:family="table-column">
      <style:table-column-properties style:column-width="5.308cm" style:rel-column-width="21844*"/>
    </style:style>
    <style:style style:name="as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sd.C1" style:family="table-cell">
      <style:table-cell-properties fo:padding="0.097cm" fo:border="0.002cm solid #000000"/>
    </style:style>
    <style:style style:name="asd.A2" style:family="table-cell">
      <style:table-cell-properties fo:padding="0.097cm" fo:border-left="0.002cm solid #000000" fo:border-right="none" fo:border-top="none" fo:border-bottom="0.002cm solid #000000"/>
    </style:style>
    <style:style style:name="asd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 style:master-page-name="Standard">
      <style:paragraph-properties style:page-number="auto" fo:break-before="auto" fo:break-after="auto" style:writing-mode="lr-tb"/>
    </style:style>
    <style:style style:name="P5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style:writing-mode="lr-tb"/>
      <style:text-properties fo:color="#ff0000" fo:font-weight="bold" style:font-weight-asian="bold" style:font-weight-complex="bold"/>
    </style:style>
    <style:style style:name="P7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side</text:span><text:span text:style-name="T1"> </text:span><text:span text:style-name="T1">box</text:span><text:span text:style-name="T1">:</text:span></text:p>
      <text:p text:style-name="P2">Conn_1: RS232, 3 pin GND, RX, TX (unordered)#</text:p>
      <text:p text:style-name="P6">GROUND SHOULD BE UNCONNECTED ON RS232 PORT TO AVOID GROUND LOOPS. <text:s/>ARDUINO IS GROUNDED VIA BARREL POWER CONNECTION, FLOWMETER IS GROUNDED VIA GROUND CONNECTION, STAR GROUND ON PSU LM317 BOARD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pin 1 is top left with broken edge on left</text:p>
      <text:p text:style-name="P1">pin 8 is bottom right</text:p>
      <text:p text:style-name="P1"><text:span text:style-name="T1">Broken</text:span><text:span text:style-name="T1"> </text:span><text:span text:style-name="T1">edge</text:span><text:span text:style-name="T1"> </text:span><text:span text:style-name="T1">is</text:span><text:span text:style-name="T1"> </text:span><text:span text:style-name="T1">on</text:span><text:span text:style-name="T1"> </text:span><text:span text:style-name="T1">MAX</text:span><text:span text:style-name="T1">232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board</text:span></text:p>
      <text:p text:style-name="P1"/>
      <text:p text:style-name="P2">board<text:tab/>db25<text:tab/>function<text:tab/><text:tab/><text:tab/><text:tab/><text:tab/><text:tab/><text:tab/>done? (board)</text:p>
      <text:list xml:id="list1855368151339222744" text:style-name="LS1">
        <text:list-item>
          <text:p text:style-name="P8">15<text:tab/>keysw orange<text:span text:style-name="T2"> (live side)</text:span></text:p>
        </text:list-item>
        <text:list-item>
          <text:p text:style-name="P8">13<text:tab/>pot red <text:span text:style-name="T2">(to +5V)</text:span></text:p>
        </text:list-item>
        <text:list-item>
          <text:p text:style-name="P8">12<text:tab/>pot yellow <text:span text:style-name="T2">(analog output)</text:span></text:p>
        </text:list-item>
        <text:list-item>
          <text:p text:style-name="P8">10<text:tab/>piezo black, lcd black, keysw green, pot black <text:span text:style-name="T2">(ground)<text:tab/></text:span>done</text:p>
        </text:list-item>
        <text:list-item>
          <text:p text:style-name="P8">11<text:tab/>piezo red <text:span text:style-name="T2">(live side)</text:span></text:p>
        </text:list-item>
        <text:list-item>
          <text:p text:style-name="P8">5<text:tab/>lcd red <text:span text:style-name="T2">(3.3V +V)<text:tab/><text:tab/><text:tab/><text:tab/><text:tab/><text:tab/></text:span>done</text:p>
        </text:list-item>
        <text:list-item>
          <text:p text:style-name="P8">6<text:tab/>lcd violet <text:span text:style-name="T2">(Data @3.3V)</text:span></text:p>
        </text:list-item>
        <text:list-item>
          <text:p text:style-name="P8">19<text:tab/>keypad green<text:tab/><text:tab/>C3</text:p>
        </text:list-item>
        <text:list-item>
          <text:p text:style-name="P8">18<text:tab/>keypad yellow<text:tab/><text:tab/>R1</text:p>
        </text:list-item>
        <text:list-item>
          <text:p text:style-name="P8">17<text:tab/>keypad violet<text:tab/><text:tab/>R4</text:p>
        </text:list-item>
        <text:list-item>
          <text:p text:style-name="P8">21<text:tab/>keypad white<text:tab/><text:tab/>C2</text:p>
        </text:list-item>
        <text:list-item>
          <text:p text:style-name="P8">22<text:tab/>keypad pink<text:tab/><text:tab/>R2</text:p>
        </text:list-item>
        <text:list-item>
          <text:p text:style-name="P8">23<text:tab/>keypad blue<text:tab/><text:tab/>R3</text:p>
        </text:list-item>
        <text:list-item>
          <text:p text:style-name="P8">25<text:tab/>keypad orange<text:tab/>C1</text:p>
        </text:list-item>
      </text:list>
      <text:p text:style-name="P2"/>
      <text:p text:style-name="P3">Keypad colour cod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7"/>
      <table:table table:name="asd" table:style-name="asd">
        <table:table-column table:style-name="asd.A"/>
        <table:table-column table:style-name="asd.B"/>
        <table:table-column table:style-name="asd.A"/>
        <table:table-header-rows>
          <text:soft-page-break/>
          <table:table-row>
            <table:table-cell table:style-name="asd.A1" office:value-type="string">
              <text:p text:style-name="Table_20_Heading">Arduino pin</text:p>
            </table:table-cell>
            <table:table-cell table:style-name="asd.A1" office:value-type="string">
              <text:p text:style-name="Table_20_Heading">Oddities</text:p>
            </table:table-cell>
            <table:table-cell table:style-name="asd.C1" office:value-type="string">
              <text:p text:style-name="Table_20_Heading">Function</text:p>
            </table:table-cell>
          </table:table-row>
        </table:table-header-rows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/>
          </table:table-cell>
          <table:table-cell table:style-name="asd.C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/>
    <meta:initial-creator/>
    <meta:editing-cycles>6</meta:editing-cycles>
    <dc:date>2012-09-27T02:09:44.23</dc:date>
    <meta:editing-duration>PT3H42M56S</meta:editing-duration>
    <meta:document-statistic meta:table-count="2" meta:image-count="0" meta:object-count="0" meta:page-count="2" meta:paragraph-count="40" meta:word-count="176" meta:character-count="887"/>
  </office:meta>
</office:document-meta>
</file>